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38.0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 table:number-columns-spanned="14" table:number-rows-spanned="1">
            <text:p>Data from different scheduling methods in three cases</text:p>
          </table:table-cell>
          <table:covered-table-cell table:style-name="ce1"/>
          <table:covered-table-cell table:number-columns-repeated="3"/>
          <table:covered-table-cell table:style-name="ce2"/>
          <table:covered-table-cell table:number-columns-repeated="4"/>
          <table:covered-table-cell table:style-name="ce1"/>
          <table:covered-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2 cpus, 3 io devs, 50% binding, task creation 0.5</text:p>
          </table:table-cell>
          <table:covered-table-cell table:style-name="ce1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4 cpus, 3 io devs, 10% binding, task creation 0.5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4 cpus, 3 io devs, 90% binding, task creation 0.5</text:p>
          </table:table-cell>
          <table:covered-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10">
            <text:p>FIF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covered-table-cell/>
          <table:table-cell office:value-type="string" calcext:value-type="string">
            <text:p>latency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14.48" calcext:value-type="float">
            <text:p>14.48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0" calcext:value-type="float">
            <text:p>0</text:p>
          </table:table-cell>
          <table:table-cell office:value-type="float" office:value="391.217" calcext:value-type="float">
            <text:p>391.217</text:p>
          </table:table-cell>
          <table:table-cell office:value-type="float" office:value="208.788" calcext:value-type="float">
            <text:p>208.788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091" calcext:value-type="float">
            <text:p>5.091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response time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string" calcext:value-type="string">
            <text:p>response time</text:p>
          </table:table-cell>
          <table:table-cell office:value-type="float" office:value="0" calcext:value-type="float">
            <text:p>0</text:p>
          </table:table-cell>
          <table:table-cell office:value-type="float" office:value="93.317" calcext:value-type="float">
            <text:p>93.317</text:p>
          </table:table-cell>
          <table:table-cell office:value-type="float" office:value="38.023" calcext:value-type="float">
            <text:p>38.023</text:p>
          </table:table-cell>
          <table:table-cell/>
          <table:table-cell office:value-type="string" calcext:value-type="string">
            <text:p>response time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98" calcext:value-type="percentage">
            <text:p>99.80%</text:p>
          </table:table-cell>
          <table: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4921" calcext:value-type="percentage">
            <text:p>94.92%</text:p>
          </table:table-cell>
          <table: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999" calcext:value-type="percentage">
            <text:p>99.99%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IO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0.667" calcext:value-type="percentage">
            <text:p>66.70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O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97" calcext:value-type="percentage">
            <text:p>99.70%</text:p>
          </table:table-cell>
          <table:table-cell/>
          <table:table-cell office:value-type="string" calcext:value-type="string">
            <text:p>IO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001241" calcext:value-type="percentage">
            <text:p>0.12%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throughput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18.485" calcext:value-type="float">
            <text:p>118.485</text:p>
          </table:table-cell>
          <table:table-cell/>
          <table:table-cell office:value-type="string" calcext:value-type="string">
            <text:p>throughput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2.737" calcext:value-type="float">
            <text:p>42.737</text:p>
          </table:table-cell>
          <table:table-cell/>
          <table:table-cell office:value-type="string" calcext:value-type="string">
            <text:p>throughput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334.542" calcext:value-type="float">
            <text:p>334.542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number-columns-repeated="10"/>
        </table:table-row>
        <table:table-row table:style-name="ro2">
          <table:table-cell table:style-name="ce1" office:value-type="string" calcext:value-type="string" table:number-columns-spanned="1" table:number-rows-spanned="10">
            <text:p>Round Rob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covered-table-cell/>
          <table:table-cell office:value-type="string" calcext:value-type="string">
            <text:p>latency</text:p>
          </table:table-cell>
          <table:table-cell office:value-type="float" office:value="0" calcext:value-type="float">
            <text:p>0</text:p>
          </table:table-cell>
          <table:table-cell office:value-type="float" office:value="24.359" calcext:value-type="float">
            <text:p>24.359</text:p>
          </table:table-cell>
          <table:table-cell office:value-type="float" office:value="19.329" calcext:value-type="float">
            <text:p>19.329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0" calcext:value-type="float">
            <text:p>0</text:p>
          </table:table-cell>
          <table:table-cell office:value-type="float" office:value="23.632" calcext:value-type="float">
            <text:p>23.632</text:p>
          </table:table-cell>
          <table:table-cell office:value-type="float" office:value="19.46" calcext:value-type="float">
            <text:p>19.46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0" calcext:value-type="float">
            <text:p>0</text:p>
          </table:table-cell>
          <table:table-cell office:value-type="float" office:value="24.877" calcext:value-type="float">
            <text:p>24.877</text:p>
          </table:table-cell>
          <table:table-cell office:value-type="float" office:value="19.829" calcext:value-type="float">
            <text:p>19.829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response time</text:p>
          </table:table-cell>
          <table:table-cell office:value-type="float" office:value="0" calcext:value-type="float">
            <text:p>0</text:p>
          </table:table-cell>
          <table:table-cell office:value-type="float" office:value="5.47" calcext:value-type="float">
            <text:p>5.47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string" calcext:value-type="string">
            <text:p>response time</text:p>
          </table:table-cell>
          <table:table-cell office:value-type="float" office:value="0" calcext:value-type="float">
            <text:p>0</text:p>
          </table:table-cell>
          <table:table-cell office:value-type="float" office:value="6.239" calcext:value-type="float">
            <text:p>6.239</text:p>
          </table:table-cell>
          <table:table-cell office:value-type="float" office:value="3.153" calcext:value-type="float">
            <text:p>3.153</text:p>
          </table:table-cell>
          <table:table-cell/>
          <table:table-cell office:value-type="string" calcext:value-type="string">
            <text:p>response time</text:p>
          </table:table-cell>
          <table:table-cell office:value-type="float" office:value="0" calcext:value-type="float">
            <text:p>0</text:p>
          </table:table-cell>
          <table:table-cell office:value-type="float" office:value="5.691" calcext:value-type="float">
            <text:p>5.691</text:p>
          </table:table-cell>
          <table:table-cell office:value-type="float" office:value="3.21" calcext:value-type="float">
            <text:p>3.21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00003" calcext:value-type="percentage">
            <text:p>0.00%</text:p>
          </table:table-cell>
          <table: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00337" calcext:value-type="percentage">
            <text:p>0.34%</text:p>
          </table:table-cell>
          <table: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005624" calcext:value-type="percentage">
            <text:p>0.56%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IO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00003" calcext:value-type="percentage">
            <text:p>0.00%</text:p>
          </table:table-cell>
          <table:table-cell/>
          <table:table-cell office:value-type="string" calcext:value-type="string">
            <text:p>IO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225" calcext:value-type="percentage">
            <text:p>22.50%</text:p>
          </table:table-cell>
          <table:table-cell/>
          <table:table-cell office:value-type="string" calcext:value-type="string">
            <text:p>IO utilization</text:p>
          </table:table-cell>
          <table:table-cell office:value-type="float" office:value="1" calcext:value-type="float">
            <text:p>1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001127" calcext:value-type="percentage">
            <text:p>0.11%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throughput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86.7684" calcext:value-type="float">
            <text:p>86.7684</text:p>
          </table:table-cell>
          <table:table-cell/>
          <table:table-cell office:value-type="string" calcext:value-type="string">
            <text:p>throughput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87.0153" calcext:value-type="float">
            <text:p>87.0153</text:p>
          </table:table-cell>
          <table:table-cell/>
          <table:table-cell office:value-type="string" calcext:value-type="string">
            <text:p>throughput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86.503" calcext:value-type="float">
            <text:p>86.503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 table:number-columns-spanned="1" table:number-rows-spanned="10">
            <text:p>ASJF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covered-table-cell/>
          <table:table-cell office:value-type="string" calcext:value-type="string">
            <text:p>latenc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latenc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response ti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esponse 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sponse ti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99" calcext:value-type="percentage">
            <text:p>99.90%</text:p>
          </table:table-cell>
          <table: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CPU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9997" calcext:value-type="percentage">
            <text:p>99.97%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IO utilizati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IO utilization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0.6667" calcext:value-type="percentage">
            <text:p>66.67%</text:p>
          </table:table-cell>
          <table:table-cell table:style-name="ce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IO utilizatio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percentage" office:value="0" calcext:value-type="percentage">
            <text:p>0.00%</text:p>
          </table:table-cell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throughpu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hrough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string" calcext:value-type="string">
            <text:p>throughput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23:19:46.940954465</meta:creation-date>
    <dc:date>2015-03-23T23:55:22.689123469</dc:date>
    <meta:editing-duration>PT20M13S</meta:editing-duration>
    <meta:editing-cycles>2</meta:editing-cycles>
    <meta:generator>LibreOffice/4.4.1.2$Linux_X86_64 LibreOffice_project/40m0$Build-2</meta:generator>
    <meta:document-statistic meta:table-count="1" meta:cell-count="214" meta:object-count="0"/>
  </office:meta>
</office:document-meta>
</file>